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 style:master-page-name="Standard">
      <style:table-properties style:width="17.992cm" style:page-number="auto" fo:break-before="auto" fo:break-after="auto" table:align="left" style:writing-mode="lr-tb"/>
    </style:style>
    <style:style style:name="Таблица3.A" style:family="table-column">
      <style:table-column-properties style:column-width="11.003cm"/>
    </style:style>
    <style:style style:name="Таблица3.B" style:family="table-column">
      <style:table-column-properties style:column-width="6.989cm"/>
    </style:style>
    <style:style style:name="Таблица3.A1" style:family="table-cell">
      <style:table-cell-properties fo:padding="0.097cm" fo:border="none"/>
    </style:style>
    <style:style style:name="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P7" style:family="paragraph" style:parent-style-name="Text_20_body">
      <style:paragraph-properties fo:margin-top="0cm" fo:margin-bottom="0cm" fo:line-height="100%" fo:text-align="start" style:justify-single-word="false"/>
      <style:text-properties style:font-name="Arial" fo:font-size="8pt" fo:language="ru" fo:country="RU" style:font-size-asian="8pt" style:font-size-complex="8pt"/>
    </style:style>
    <style:style style:name="P8" style:family="paragraph" style:parent-style-name="Standard">
      <style:text-properties style:font-name="Arial" fo:font-size="6pt" style:font-size-asian="6pt" style:font-size-complex="6pt"/>
    </style:style>
    <style:style style:name="P9" style:family="paragraph" style:parent-style-name="Text_20_body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4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 style:writing-mode="lr-tb"/>
    </style:style>
    <style:style style:name="P21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style:writing-mode="lr-tb"/>
    </style:style>
    <style:style style:name="P22" style:family="paragraph" style:parent-style-name="Text_20_body">
      <style:paragraph-properties fo:margin-left="0cm" fo:margin-right="0cm" fo:margin-top="0cm" fo:margin-bottom="0cm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8pt" fo:language="ru" fo:country="RU" fo:font-style="normal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50%" fo:text-align="start" style:justify-single-word="false" fo:text-indent="0cm" style:auto-text-indent="false" fo:break-before="auto" fo:break-after="auto" style:writing-mode="lr-tb"/>
      <style:text-properties style:font-name="Arial" fo:font-size="10pt" style:font-size-asian="10pt" style:font-size-complex="10pt"/>
    </style:style>
    <style:style style:name="P24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</style:style>
    <style:style style:name="P25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style:font-name="Arial" fo:font-size="10pt" fo:language="ru" fo:country="RU" style:font-size-asian="10pt" style:font-size-complex="10pt"/>
    </style:style>
    <style:style style:name="P26" style:family="paragraph" style:parent-style-name="Standard">
      <style:paragraph-properties fo:margin-left="0cm" fo:margin-right="0cm" fo:margin-top="0.199cm" fo:margin-bottom="0cm" fo:line-height="15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7" style:family="paragraph" style:parent-style-name="Standard">
      <style:paragraph-properties fo:margin-left="0cm" fo:margin-right="0cm" fo:margin-top="0.199cm" fo:margin-bottom="0cm" fo:line-height="100%" fo:text-align="start" style:justify-single-word="false" fo:text-indent="0cm" style:auto-text-indent="false" style:writing-mode="lr-tb"/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28" style:family="paragraph" style:parent-style-name="Table_20_Contents">
      <style:paragraph-properties fo:margin-left="0cm" fo:margin-right="0cm" fo:margin-top="0.199cm" fo:margin-bottom="0cm" fo:line-height="100%" fo:text-align="center" style:justify-single-word="false" fo:text-indent="0cm" style:auto-text-indent="false" fo:padding="0cm" fo:border="none" style:writing-mode="lr-tb"/>
    </style:style>
    <style:style style:name="P2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T2" style:family="text">
      <style:text-properties fo:language="en" fo:country="US"/>
    </style:style>
    <style:style style:name="T3" style:family="text">
      <style:text-properties fo:color="#b3b3b3"/>
    </style:style>
    <style:style style:name="T4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T5" style:family="text">
      <style:text-properties fo:color="#000000" style:text-line-through-style="none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fo:color="#000000" style:text-line-through-style="none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7" style:family="text">
      <style:text-properties fo:color="#000000" style:text-line-through-style="none" fo:font-style="italic" style:text-underline-style="none" fo:font-weight="normal" style:font-name-asian="Times New Roman" style:font-style-asian="italic" style:font-weight-asian="normal" style:font-name-complex="Times New Roman" style:font-style-complex="italic" style:font-weight-complex="normal"/>
    </style:style>
    <style:style style:name="T8" style:family="text">
      <style:text-properties fo:color="#000000" style:text-line-through-style="none" fo:font-style="italic" style:text-underline-style="none" fo:font-weight="normal" fo:background-color="transparent" style:font-name-asian="Times New Roman" style:font-style-asian="italic" style:font-weight-asian="normal" style:font-name-complex="Times New Roman" style:font-style-complex="italic" style:font-weight-complex="normal"/>
    </style:style>
    <style:style style:name="T9" style:family="text">
      <style:text-properties fo:color="#000000" style:text-line-through-style="none" fo:font-style="italic" style:text-underline-style="none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0" style:family="text">
      <style:text-properties fo:color="#000000" style:text-line-through-style="none" style:font-name="Arial" fo:font-size="10pt" fo:language="ru" fo:country="RU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1" style:family="text">
      <style:text-properties fo:color="#000000" style:text-line-through-style="none" style:font-name="Arial" fo:font-size="10pt" fo:language="ru" fo:country="RU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2" style:family="text">
      <style:text-properties fo:color="#000000" style:text-line-through-style="none" style:font-name="Arial" fo:font-size="10pt" fo:language="ru" fo:country="RU" fo:font-style="italic" style:text-underline-style="none" fo:font-weight="normal" fo:background-color="transparent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3" style:family="text">
      <style:text-properties fo:color="#000000" style:text-line-through-style="none" style:font-name="Arial" fo:font-size="10pt" fo:language="ru" fo:country="RU" fo:font-style="italic" style:text-underline-style="none" fo:font-weight="normal" style:font-name-asian="Times New Roman" style:font-size-asian="10pt" style:font-style-asian="italic" style:font-weight-asian="normal" style:font-name-complex="Times New Roman" style:font-size-complex="10pt" style:font-style-complex="italic" style:font-weight-complex="normal"/>
    </style:style>
    <style:style style:name="T14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15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16" style:family="text">
      <style:text-properties fo:color="#000000" style:text-line-through-style="none" fo:language="ru" fo:country="RU" fo:font-style="normal" style:text-underline-style="none" fo:font-weight="bold" style:font-name-asian="Times New Roman" style:font-style-asian="normal" style:font-weight-asian="bold" style:font-name-complex="Times New Roman" style:font-style-complex="normal" style:font-weight-complex="bold"/>
    </style:style>
    <style:style style:name="T17" style:family="text">
      <style:text-properties fo:color="#000000" style:text-line-through-style="none" fo:language="ru" fo:country="RU" fo:font-style="normal" style:text-underline-style="none" fo:font-weight="bold" style:font-name-asian="Code 3 de 91" style:font-style-asian="normal" style:font-weight-asian="bold" style:font-name-complex="Code 3 de 91" style:font-style-complex="normal" style:font-weight-complex="bold"/>
    </style:style>
    <style:style style:name="T18" style:family="text">
      <style:text-properties fo:color="#000000" style:text-line-through-style="none" fo:language="ru" fo:country="RU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19" style:family="text">
      <style:text-properties fo:color="#000000" style:text-line-through-style="none" style:font-name="Arial" fo:font-size="10pt" fo:language="en" fo:country="US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T20" style:family="text">
      <style:text-properties fo:color="#000000" style:text-line-through-style="none" style:font-name="Arial" fo:font-size="10pt" fo:language="en" fo:country="US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T21" style:family="text">
      <style:text-properties fo:color="#000000" style:font-name="Arial" fo:font-size="10pt" fo:language="ru" fo:country="RU" fo:font-weight="bold" style:font-size-asian="10pt" style:font-weight-asian="bold" style:font-size-complex="10pt" style:font-weight-complex="bold"/>
    </style:style>
    <style:style style:name="T22" style:family="text">
      <style:text-properties fo:language="ru" fo:country="RU"/>
    </style:style>
    <style:style style:name="T23" style:family="text">
      <style:text-properties style:font-name="Arial" fo:font-size="10pt" fo:language="ru" fo:country="RU" style:font-size-asian="10pt" style:font-size-complex="10pt"/>
    </style:style>
    <style:style style:name="T24" style:family="text"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T25" style:family="text">
      <style:text-properties style:font-name="Arial" fo:language="en" fo:country="US"/>
    </style:style>
    <style:style style:name="T26" style:family="text">
      <style:text-properties style:font-name="Arial" fo:font-size="10pt" fo:language="en" fo:country="US" style:font-size-asian="10pt" style:font-size-complex="10pt"/>
    </style:style>
    <style:style style:name="T27" style:family="text">
      <style:text-properties style:font-name="Arial" fo:font-size="10pt" fo:language="ru" fo:country="RU" style:font-size-asian="10pt" style:font-size-complex="10pt"/>
    </style:style>
    <style:style style:name="T28" style:family="text">
      <style:text-properties style:font-name="Arial" fo:language="ru" fo:country="RU"/>
    </style:style>
    <style:style style:name="T29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0" style:family="text">
      <style:text-properties fo:color="#000000" style:text-outline="false" style:text-line-through-style="none" style:text-position="0% 100%" style:font-name="Segoe UI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52181704" text:id="ct152181704">
          <text:insertion>
            <office:change-info>
              <dc:creator>&lt;анонимный&gt;</dc:creator>
              <dc:date>2012-12-14T13:45:00</dc:date>
            </office:change-info>
          </text:insertion>
        </text:changed-region>
        <text:changed-region xml:id="ct326210856" text:id="ct326210856">
          <text:insertion>
            <office:change-info>
              <dc:creator>&lt;анонимный&gt;</dc:creator>
              <dc:date>2013-02-15T15:03:00</dc:date>
            </office:change-info>
          </text:insertion>
        </text:changed-region>
        <text:changed-region xml:id="ct152180664" text:id="ct152180664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152180976" text:id="ct152180976">
          <text:insertion>
            <office:change-info>
              <dc:creator>&lt;анонимный&gt;</dc:creator>
              <dc:date>2012-12-14T13:46:00</dc:date>
            </office:change-info>
          </text:insertion>
        </text:changed-region>
        <text:changed-region xml:id="ct152180768" text:id="ct152180768">
          <text:insertion>
            <office:change-info>
              <dc:creator>&lt;анонимный&gt;</dc:creator>
              <dc:date>2012-12-14T13:48:00</dc:date>
            </office:change-info>
          </text:insertion>
        </text:changed-region>
        <text:changed-region xml:id="ct152180872" text:id="ct152180872">
          <text:insertion>
            <office:change-info>
              <dc:creator>&lt;анонимный&gt;</dc:creator>
              <dc:date>2012-12-14T16:37:00</dc:date>
            </office:change-info>
          </text:insertion>
        </text:changed-region>
        <text:changed-region xml:id="ct152180560" text:id="ct152180560">
          <text:insertion>
            <office:change-info>
              <dc:creator>&lt;анонимный&gt;</dc:creator>
              <dc:date>2012-12-14T13:50:00</dc:date>
            </office:change-info>
          </text:insertion>
        </text:changed-region>
        <text:changed-region xml:id="ct152175984" text:id="ct152175984">
          <text:insertion>
            <office:change-info>
              <dc:creator>&lt;анонимный&gt;</dc:creator>
              <dc:date>2012-12-14T14:52:00</dc:date>
            </office:change-info>
          </text:insertion>
        </text:changed-region>
        <text:changed-region xml:id="ct152177752" text:id="ct152177752">
          <text:insertion>
            <office:change-info>
              <dc:creator>&lt;анонимный&gt;</dc:creator>
              <dc:date>2012-12-14T14:51:00</dc:date>
            </office:change-info>
          </text:insertion>
        </text:changed-region>
        <text:changed-region xml:id="ct152175880" text:id="ct152175880">
          <text:insertion>
            <office:change-info>
              <dc:creator>&lt;анонимный&gt;</dc:creator>
              <dc:date>2012-12-14T14:56:00</dc:date>
            </office:change-info>
          </text:insertion>
        </text:changed-region>
        <text:changed-region xml:id="ct152177648" text:id="ct152177648">
          <text:insertion>
            <office:change-info>
              <dc:creator>&lt;анонимный&gt;</dc:creator>
              <dc:date>2012-12-14T14:57:00</dc:date>
            </office:change-info>
          </text:insertion>
        </text:changed-region>
        <text:changed-region xml:id="ct152183056" text:id="ct152183056">
          <text:insertion>
            <office:change-info>
              <dc:creator>&lt;анонимный&gt;</dc:creator>
              <dc:date>2012-12-14T16:18:00</dc:date>
            </office:change-info>
          </text:insertion>
        </text:changed-region>
        <text:changed-region xml:id="ct152176920" text:id="ct152176920">
          <text:insertion>
            <office:change-info>
              <dc:creator>&lt;анонимный&gt;</dc:creator>
              <dc:date>2012-12-14T16:32:00</dc:date>
            </office:change-info>
          </text:insertion>
        </text:changed-region>
        <text:changed-region xml:id="ct152176816" text:id="ct152176816">
          <text:insertion>
            <office:change-info>
              <dc:creator>&lt;анонимный&gt;</dc:creator>
              <dc:date>2012-12-14T13:51:00</dc:date>
            </office:change-info>
          </text:insertion>
        </text:changed-region>
        <text:changed-region xml:id="ct152176608" text:id="ct15217660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52176504" text:id="ct152176504">
          <text:insertion>
            <office:change-info>
              <dc:creator>&lt;анонимный&gt;</dc:creator>
              <dc:date>2012-12-14T15:00:00</dc:date>
            </office:change-info>
          </text:insertion>
        </text:changed-region>
        <text:changed-region xml:id="ct152177024" text:id="ct152177024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52176088" text:id="ct15217608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52175568" text:id="ct152175568">
          <text:insertion>
            <office:change-info>
              <dc:creator>&lt;анонимный&gt;</dc:creator>
              <dc:date>2012-12-14T14:35:00</dc:date>
            </office:change-info>
          </text:insertion>
        </text:changed-region>
        <text:changed-region xml:id="ct152175776" text:id="ct152175776">
          <text:insertion>
            <office:change-info>
              <dc:creator>&lt;анонимный&gt;</dc:creator>
              <dc:date>2012-12-14T14:49:00</dc:date>
            </office:change-info>
          </text:insertion>
        </text:changed-region>
        <text:changed-region xml:id="ct152178064" text:id="ct152178064">
          <text:insertion>
            <office:change-info>
              <dc:creator>&lt;анонимный&gt;</dc:creator>
              <dc:date>2012-12-14T15:33:00</dc:date>
            </office:change-info>
          </text:insertion>
        </text:changed-region>
        <text:changed-region xml:id="ct152178376" text:id="ct152178376">
          <text:insertion>
            <office:change-info>
              <dc:creator>&lt;анонимный&gt;</dc:creator>
              <dc:date>2012-12-14T14:16:00</dc:date>
            </office:change-info>
          </text:insertion>
        </text:changed-region>
        <text:changed-region xml:id="ct152178168" text:id="ct152178168">
          <text:insertion>
            <office:change-info>
              <dc:creator>&lt;анонимный&gt;</dc:creator>
              <dc:date>2012-12-14T15:51:00</dc:date>
            </office:change-info>
          </text:insertion>
        </text:changed-region>
        <text:changed-region xml:id="ct152180040" text:id="ct152180040">
          <text:insertion>
            <office:change-info>
              <dc:creator>&lt;анонимный&gt;</dc:creator>
              <dc:date>2012-12-14T15:58:00</dc:date>
            </office:change-info>
          </text:insertion>
        </text:changed-region>
        <text:changed-region xml:id="ct152177440" text:id="ct152177440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152183160" text:id="ct152183160">
          <text:insertion>
            <office:change-info>
              <dc:creator>&lt;анонимный&gt;</dc:creator>
              <dc:date>2012-12-14T14:27:00</dc:date>
            </office:change-info>
          </text:insertion>
        </text:changed-region>
        <text:changed-region xml:id="ct152183264" text:id="ct152183264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152177544" text:id="ct152177544">
          <text:insertion>
            <office:change-info>
              <dc:creator>&lt;анонимный&gt;</dc:creator>
              <dc:date>2012-12-14T14:24:00</dc:date>
            </office:change-info>
          </text:insertion>
        </text:changed-region>
        <text:changed-region xml:id="ct152182328" text:id="ct152182328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152182744" text:id="ct152182744">
          <text:insertion>
            <office:change-info>
              <dc:creator>&lt;анонимный&gt;</dc:creator>
              <dc:date>2012-12-14T14:23:00</dc:date>
            </office:change-info>
          </text:insertion>
        </text:changed-region>
        <text:changed-region xml:id="ct152182848" text:id="ct152182848">
          <text:insertion>
            <office:change-info>
              <dc:creator>&lt;анонимный&gt;</dc:creator>
              <dc:date>2012-12-14T14:33:00</dc:date>
            </office:change-info>
          </text:insertion>
        </text:changed-region>
        <text:changed-region xml:id="ct152182952" text:id="ct152182952">
          <text:insertion>
            <office:change-info>
              <dc:creator>&lt;анонимный&gt;</dc:creator>
              <dc:date>2012-12-14T14:19:00</dc:date>
            </office:change-info>
          </text:insertion>
        </text:changed-region>
        <text:changed-region xml:id="ct152182640" text:id="ct152182640">
          <text:insertion>
            <office:change-info>
              <dc:creator>&lt;анонимный&gt;</dc:creator>
              <dc:date>2012-12-14T14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6">Министерство здравоохранения Российской Федерации</text:p>
            <text:p text:style-name="P15">ФГБУ «ФНКЦ ДГОИ им. Дмитрия Рогачева»</text:p>
          </table:table-cell>
          <table:table-cell table:style-name="Таблица3.A1" office:value-type="string">
            <text:p text:style-name="P22">Медицинская документация<text:line-break/>Форма № 066/у-02</text:p>
            <text:p text:style-name="P7">Утверждена Приказом Минздрава России<text:line-break/>от 30.12.2002 № 413 </text:p>
          </table:table-cell>
        </table:table-row>
      </table:table>
      <text:p text:style-name="P14"/>
      <text:p text:style-name="P14"/>
      <text:p text:style-name="P9">СТАТИСТИЧЕСКАЯ КАРТА ВЫБЫВШЕГО ИЗ СТАЦИОНАРА</text:p>
      <text:p text:style-name="P9">круглосуточного пребывания, дневного стационара при больничном учреждении,<text:line-break/>дневного стационара при амбулаторно-поликлиническом учреждении, стационара на дому</text:p>
      <text:p text:style-name="P28"><text:span text:style-name="T11">№ медицинской карты: </text:span><text:change-start text:change-id="ct152181704"/><text:span text:style-name="T11">getData('number')</text:span><text:change-end text:change-id="ct152181704"/><text:span text:style-name="T11"> </text:span><text:span text:style-name="T26">(</text:span><text:span text:style-name="T23">Код вида оплаты:</text:span><text:span text:style-name="T15"> </text:span><text:change-start text:change-id="ct326210856"/><text:span text:style-name="T14">getData('appealType')['finance']['id']</text:span><text:change-end text:change-id="ct326210856"/><text:span text:style-name="T11"> )</text:span></text:p>
      <text:p text:style-name="P13"/>
      <text:p text:style-name="P23"><text:span text:style-name="T18">1. Код пациента: </text:span><text:change-start text:change-id="ct152180664"/><text:span text:style-name="T16">getData('patient.id')</text:span><text:change-end text:change-id="ct152180664"/><text:span text:style-name="T17"> <text:tab/></text:span><text:span text:style-name="T18">2. Ф.И.О.: </text:span><text:change-start text:change-id="ct152180976"/><text:span text:style-name="T16">getFullName('patient.name')</text:span><text:change-end text:change-id="ct152180976"/><text:span text:style-name="T18"> </text:span></text:p>
      <text:p text:style-name="P21"><text:span text:style-name="T10">3. Пол: </text:span><text:change-start text:change-id="ct152180768"/><text:span text:style-name="T21">getSex('patient.sex')</text:span><text:change-end text:change-id="ct152180768"/><text:span text:style-name="T13"> <text:tab/></text:span><text:span text:style-name="T10">4. Дата рождения: </text:span><text:change-start text:change-id="ct152180872"/><text:span text:style-name="T11">formatDate('patient.birthDate'</text:span><text:span text:style-name="T15">)</text:span><text:change-end text:change-id="ct152180872"/><text:span text:style-name="T10"> (возраст: </text:span><text:change-start text:change-id="ct152180560"/><text:span text:style-name="T10">getAge('patient.birthDate')</text:span><text:change-end text:change-id="ct152180560"/><text:span text:style-name="T10"> )</text:span></text:p>
      <text:p text:style-name="P12">5. Документ, удостов. личность: название, серия, номер: </text:p>
      <text:p text:style-name="P20"><text:span text:style-name="T10"><text:tab/> </text:span><text:change-start text:change-id="ct152175984"/><text:span text:style-name="T11"><office:annotation><dc:creator>&lt;анонимный&gt;</dc:creator><dc:date>2012-12-14T14:52:00.61</dc:date><text:p text:style-name="P29"><text:span text:style-name="T29">do text for idCard in data['patient']['idCards']</text:span></text:p></office:annotation></text:span><text:change-end text:change-id="ct152175984"/><text:change-start text:change-id="ct152177752"/><text:span text:style-name="T11">getData('docType.name', idCard)</text:span><text:change-end text:change-id="ct152177752"/><text:span text:style-name="T24"> </text:span><text:change-start text:change-id="ct152175880"/><text:span text:style-name="T24">getData('series', idCard)</text:span><text:change-end text:change-id="ct152175880"/><text:span text:style-name="T24"> </text:span><text:change-start text:change-id="ct152177648"/><text:span text:style-name="T24">getData('number', idCard)</text:span><text:change-end text:change-id="ct152177648"/><text:span text:style-name="T23"> </text:span></text:p>
      <text:p text:style-name="P24"><text:span text:style-name="T10">6. Адрес: регистрация по месту жительства: </text:span><text:change-start text:change-id="ct152183056"/><text:span text:style-name="T11">getAddress('patient.address.residential')</text:span><text:change-end text:change-id="ct152183056"/><text:span text:style-name="T13"> </text:span></text:p>
      <text:p text:style-name="P20"><text:span text:style-name="T10">7. Код территории проживания: </text:span><text:change-start text:change-id="ct152176920"/><text:span text:style-name="T14">getData('patient.address.residential.street.code')</text:span><text:change-end text:change-id="ct152176920"/><text:span text:style-name="T14">  </text:span><text:span text:style-name="T10">Житель: </text:span><text:change-start text:change-id="ct152176816"/><text:span text:style-name="T11">(simpleIf('patient.address.residential.localityType', 'Село', 'Город'))</text:span><text:change-end text:change-id="ct152176816"/><text:span text:style-name="T13"> </text:span></text:p>
      <text:p text:style-name="P27">8. Страховой полис (серия, номер): </text:p>
      <text:p text:style-name="P19"><text:span text:style-name="T18"><text:tab/> </text:span><text:change-start text:change-id="ct152176608"/><text:span text:style-name="T18"><office:annotation><dc:creator>&lt;анонимный&gt;</dc:creator><dc:date>2012-12-14T14:35:59.65</dc:date><text:p text:style-name="P30"><text:span text:style-name="T31">do text for payment in data['patient']['payments'] </text:span></text:p></office:annotation></text:span><text:change-end text:change-id="ct152176608"/><text:change-start text:change-id="ct152176504"/><text:span text:style-name="T16">getData('policyType.name', payment)</text:span><text:change-end text:change-id="ct152176504"/><text:span text:style-name="T16">, </text:span><text:change-start text:change-id="ct152177024"/><text:span text:style-name="T16">getData('smo.name', payment)</text:span><text:change-end text:change-id="ct152177024"/><text:span text:style-name="T16"> </text:span><text:change-start text:change-id="ct152176088"/><text:span text:style-name="T16">getData('series', payment)</text:span><text:change-end text:change-id="ct152176088"/><text:span text:style-name="T16"> </text:span><text:change-start text:change-id="ct152175568"/><text:span text:style-name="T16">getData('number', payment)</text:span><text:change-end text:change-id="ct152175568"/><text:span text:style-name="T22"> </text:span></text:p>
      <text:p text:style-name="P24"><text:span text:style-name="T10">9. Вид оплаты: </text:span><text:change-start text:change-id="ct152175776"/><text:span text:style-name="T15">getData('appealType')['finance']['name']</text:span><text:change-end text:change-id="ct152175776"/><text:span text:style-name="T10"> </text:span></text:p>
      <text:p text:style-name="P17"><text:span text:style-name="T5">10. Социальный статус: </text:span><text:change-start text:change-id="ct152178064"/><text:span text:style-name="T5"><office:annotation><dc:creator>&lt;анонимный&gt;</dc:creator><dc:date>2012-12-14T15:33:49.66</dc:date><text:p text:style-name="P30"><text:span text:style-name="T30">do text for occupation in data['patient']['occupations']</text:span></text:p></office:annotation></text:span><text:change-end text:change-id="ct152178064"/><text:change-start text:change-id="ct152178376"/><text:span text:style-name="T8">occupation['socialStatus']['status']</text:span><text:change-end text:change-id="ct152178376"/><text:span text:style-name="T8">; </text:span></text:p>
      <text:p text:style-name="P21"><text:span text:style-name="T10">11. Категория льготности: </text:span><text:change-start text:change-id="ct152178168"/><text:span text:style-name="T10"><office:annotation><dc:creator>&lt;анонимный&gt;</dc:creator><dc:date>2012-12-14T15:51:14.66</dc:date><text:p text:style-name="P30"><text:span text:style-name="T30">do text for disability in data['patient']['disabilities']</text:span></text:p></office:annotation></text:span><text:change-end text:change-id="ct152178168"/><text:change-start text:change-id="ct152180040"/><text:span text:style-name="T10">disability['disabilityType']['name']</text:span><text:change-end text:change-id="ct152180040"/><text:span text:style-name="T12"> </text:span></text:p>
      <text:p text:style-name="P17"><text:span text:style-name="T5">12. Кем направлен: </text:span><text:change-start text:change-id="ct152177440"/><text:span text:style-name="T9">getData('assignment.directed')</text:span><text:change-end text:change-id="ct152177440"/><text:span text:style-name="T7"> </text:span></text:p>
      <text:p text:style-name="P21"><text:span text:style-name="T10">13. Кем доставлен: </text:span><text:change-start text:change-id="ct152183160"/><text:span text:style-name="T15">getData('deliveredType')</text:span><text:change-end text:change-id="ct152183160"/><text:span text:style-name="T10"> </text:span></text:p>
      <text:p text:style-name="P18"><text:span text:style-name="T5">14. Диагноз направившего учреждения: </text:span><text:change-start text:change-id="ct152183264"/><text:span text:style-name="T9">findDiagnosis('diagnoses', 'assignment')['mkb']['code']</text:span><text:change-end text:change-id="ct152183264"/><text:span text:style-name="T6"> </text:span><text:span text:style-name="T9">: </text:span><text:change-start text:change-id="ct152177544"/><text:span text:style-name="T9">findDiagnosis('diagnoses', 'assignment')['mkb']['diagnosis']</text:span><text:change-end text:change-id="ct152177544"/><text:span text:style-name="T7"> </text:span></text:p>
      <text:p text:style-name="P25"><text:span text:style-name="T5">15. Диагноз приемного отделения: </text:span><text:change-start text:change-id="ct152182328"/><text:span text:style-name="T9">findDiagnosis('diagnoses', 'supply')['mkb']['code']</text:span><text:change-end text:change-id="ct152182328"/><text:span text:style-name="T9">: </text:span><text:change-start text:change-id="ct152182744"/><text:span text:style-name="T9">findDiagnosis('diagnoses', 'supply')['mkb']['diagnosis']</text:span><text:change-end text:change-id="ct152182744"/><text:span text:style-name="T7"> </text:span></text:p>
      <text:p text:style-name="P26">16. Доставлен в состоянии опьянения: </text:p>
      <text:p text:style-name="P21"><text:span text:style-name="T10">17. Госпитализирован по поводу данного заболевания в текущем году: </text:span><text:change-start text:change-id="ct152182848"/><text:span text:style-name="T15">getData('appealWithDeseaseThisYear')</text:span><text:change-end text:change-id="ct152182848"/> </text:p>
      <text:p text:style-name="P17"><text:span text:style-name="T5">18. Доставлен в стационар от начала заболевания (получения травмы): </text:span><text:change-start text:change-id="ct152182952"/><text:span text:style-name="T7">getData('deliveredAfterType')</text:span><text:change-end text:change-id="ct152182952"/><text:span text:style-name="T7"> </text:span></text:p>
      <text:p text:style-name="P11">19. Травма: </text:p>
      <text:p text:style-name="P17"><text:span text:style-name="T5">20. Дата поступления в приемное отделение: </text:span><text:change-start text:change-id="ct152182640"/><text:span text:style-name="T9">formatDateTime('rangeAppealDateTime.start')</text:span><text:change-end text:change-id="ct152182640"/><text:span text:style-name="T7"> </text:span></text:p>
      <text:p text:style-name="P11"><text:tab/>Подпись врача приемного отделения: __________________________________________________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de 3 de 91" svg:font-family="'Code 3 de 9'" style:font-charset="x-symbol"/>
    <style:font-face style:name="Code 3 de 9" svg:font-family="'Code 3 de 9'" style:font-pitch="variable" style:font-charset="x-symbol"/>
    <style:font-face style:name="Mangal2" svg:font-family="Mangal"/>
    <style:font-face style:name="Segoe UI" svg:font-family="'Segoe UI'" style:font-family-generic="swiss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4cm" style:type="center"/>
          <style:tab-stop style:position="18.08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7.992cm" table:align="left" style:writing-mode="lr-tb"/>
    </style:style>
    <style:style style:name="Таблица1.A" style:family="table-column">
      <style:table-column-properties style:column-width="7.982cm"/>
    </style:style>
    <style:style style:name="Таблица1.B" style:family="table-column">
      <style:table-column-properties style:column-width="2.096cm"/>
    </style:style>
    <style:style style:name="Таблица1.C" style:family="table-column">
      <style:table-column-properties style:column-width="7.915cm"/>
    </style:style>
    <style:style style:name="Таблица1.1" style:family="table-row">
      <style:table-row-properties style:min-row-height="0.203cm"/>
    </style:style>
    <style:style style:name="Таблица1.A1" style:family="table-cell">
      <style:table-cell-properties fo:padding="0.097cm" fo:border-left="none" fo:border-right="none" fo:border-top="0.002cm solid #000000" fo:border-bottom="none"/>
    </style:style>
    <style:style style:name="Таблица1.A2" style:family="table-cell">
      <style:table-cell-properties fo:padding="0cm" fo:border="none"/>
    </style:style>
    <style:style style:name="MP1" style:family="paragraph" style:parent-style-name="Table_20_Contents">
      <style:paragraph-properties fo:margin-top="0cm" fo:margin-bottom="0cm" fo:line-height="100%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2" style:family="paragraph" style:parent-style-name="Table_20_Contents">
      <style:paragraph-properties fo:margin-top="0cm" fo:margin-bottom="0cm" fo:line-height="100%" fo:text-align="center" style:justify-single-word="false"/>
      <style:text-properties style:font-name="Arial" fo:font-size="8pt" fo:language="ru" fo:country="RU" style:font-size-asian="8pt" style:font-size-complex="8pt"/>
    </style:style>
    <style:style style:name="MP3" style:family="paragraph" style:parent-style-name="Table_20_Contents">
      <style:paragraph-properties fo:margin-top="0cm" fo:margin-bottom="0cm" fo:line-height="100%" fo:text-align="end" style:justify-single-word="false"/>
      <style:text-properties fo:color="#b3b3b3" style:font-name="Arial" fo:font-size="8pt" fo:language="ru" fo:country="RU" fo:font-weight="bold" style:font-size-asian="8pt" style:font-weight-asian="bold" style:font-size-complex="8pt" style:font-weight-complex="bold"/>
    </style:style>
    <style:style style:name="MP4" style:family="paragraph" style:parent-style-name="Table_20_Contents">
      <style:paragraph-properties fo:margin-top="0cm" fo:margin-bottom="0cm" fo:line-height="100%" fo:text-align="start" style:justify-single-word="false"/>
      <style:text-properties fo:color="#000000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5" style:family="paragraph" style:parent-style-name="Table_20_Contents">
      <style:paragraph-properties fo:margin-top="0cm" fo:margin-bottom="0cm" fo:line-height="100%" fo:text-align="center" style:justify-single-word="false"/>
      <style:text-properties style:font-name="Code 3 de 9" fo:font-size="8pt" fo:language="ru" fo:country="RU" style:font-size-asian="8pt" style:font-size-complex="8pt"/>
    </style:style>
    <style:style style:name="MP6" style:family="paragraph" style:parent-style-name="Table_20_Contents">
      <style:paragraph-properties fo:margin-top="0cm" fo:margin-bottom="0cm" fo:line-height="100%" fo:text-align="end" style:justify-single-word="false"/>
      <style:text-properties style:use-window-font-color="true" style:font-name="Code 3 de 9" fo:font-size="18pt" fo:language="en" fo:country="US" fo:font-weight="normal" style:font-size-asian="18pt" style:font-weight-asian="normal" style:font-size-complex="18pt" style:font-weight-complex="normal" style:text-scale="200%"/>
    </style:style>
    <style:style style:name="MP7" style:family="paragraph" style:parent-style-name="Standard">
      <style:text-properties style:font-name="Arial" fo:font-size="6pt" style:font-size-asian="6pt" style:font-size-complex="6pt"/>
    </style:style>
    <style:style style:name="MT1" style:family="text">
      <style:text-properties style:text-line-through-style="none" fo:font-style="normal" style:text-underline-style="none" style:font-name-asian="Code 3 de 91" style:font-style-asian="normal" style:font-name-complex="Code 3 de 91" style:font-style-complex="normal"/>
    </style:style>
    <style:style style:name="MT2" style:family="text">
      <style:text-properties fo:language="en" fo:country="US"/>
    </style:style>
    <style:style style:name="MT3" style:family="text">
      <style:text-properties fo:color="#b3b3b3" style:text-line-through-style="none" fo:language="ru" fo:country="RU" fo:font-style="normal" style:text-underline-style="none" style:font-name-asian="Code 3 de 91" style:font-style-asian="normal" style:font-name-complex="Code 3 de 91" style:font-style-complex="normal"/>
    </style:style>
    <style:style style:name="MT4" style:family="text">
      <style:text-properties fo:color="#b3b3b3"/>
    </style:style>
    <style:page-layout style:name="Mpm1">
      <style:page-layout-properties fo:page-width="21.001cm" fo:page-height="29.7cm" style:num-format="1" style:print-orientation="portrait" fo:margin-top="1cm" fo:margin-bottom="0.499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152181600" text:id="ct152181600">
            <text:insertion>
              <office:change-info>
                <dc:creator>&lt;анонимный&gt;</dc:creator>
                <dc:date>2012-12-17T16:05:00</dc:date>
              </office:change-info>
            </text:insertion>
          </text:changed-region>
          <text:changed-region xml:id="ct152181392" text:id="ct152181392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152181496" text:id="ct152181496">
            <text:insertion>
              <office:change-info>
                <dc:creator>&lt;анонимный&gt;</dc:creator>
                <dc:date>2012-12-17T16:06:00</dc:date>
              </office:change-info>
            </text:insertion>
          </text:changed-region>
          <text:changed-region xml:id="ct152181288" text:id="ct152181288">
            <text:insertion>
              <office:change-info>
                <dc:creator>&lt;анонимный&gt;</dc:creator>
                <dc:date>2012-12-17T16:07:00</dc:date>
              </office:change-info>
            </text:insertion>
          </text:changed-region>
        </text:tracked-changes>
        <text:p text:style-name="Footer"/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row table:style-name="Таблица1.1">
            <table:table-cell table:style-name="Таблица1.A1" office:value-type="string">
              <text:p text:style-name="MP1">Код пациента: <text:change-start text:change-id="ct152181600"/><text:span text:style-name="MT1">getData('patient.id')</text:span><text:change-end text:change-id="ct152181600"/><text:span text:style-name="MT1"> </text:span></text:p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>Код обращения: <text:change-start text:change-id="ct152181392"/><text:span text:style-name="MT2">getData('id')</text:span><text:change-end text:change-id="ct152181392"/> </text:p>
            </table:table-cell>
          </table:table-row>
          <table:table-row table:style-name="Таблица1.1">
            <table:table-cell table:style-name="Таблица1.A2" office:value-type="string">
              <text:p text:style-name="MP4"><text:change-start text:change-id="ct152181496"/>getBarcode39('<text:span text:style-name="MT3">patient.id</text:span>')<text:change-end text:change-id="ct152181496"/></text:p>
            </table:table-cell>
            <table:table-cell table:style-name="Таблица1.A2" office:value-type="string">
              <text:p text:style-name="MP5"/>
            </table:table-cell>
            <table:table-cell table:style-name="Таблица1.A2" office:value-type="string">
              <text:p text:style-name="MP6"><text:change-start text:change-id="ct152181288"/>getBarcode39(<text:span text:style-name="MT4">'id'</text:span>)<text:change-end text:change-id="ct152181288"/></text:p>
            </table:table-cell>
          </table:table-row>
        </table:table>
        <text:p text:style-name="MP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4T13:32:40.42</meta:creation-date>
    <dc:date>2013-02-15T15:03:43.38</dc:date>
    <meta:editing-duration>PT3H26M16S</meta:editing-duration>
    <meta:editing-cycles>47</meta:editing-cycles>
    <meta:generator>OpenOffice.org/3.4.1$Win32 OpenOffice.org_project/341m1$Build-9593</meta:generator>
    <meta:document-statistic meta:table-count="2" meta:image-count="0" meta:object-count="0" meta:page-count="1" meta:paragraph-count="32" meta:word-count="199" meta:character-count="2337"/>
  </office:meta>
</office:document-meta>
</file>